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00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table:style-name="Default" office:value-type="string" calcext:value-type="string">
            <text:p>velocity</text:p>
          </table:table-cell>
          <table:table-cell table:style-name="Default" office:value-type="string" calcext:value-type="string">
            <text:p>di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</text:p>
          </table:table-cell>
          <table:table-cell table:style-name="Default" office:value-type="string" calcext:value-type="string">
            <text:p>wheel diameter</text:p>
          </table:table-cell>
          <table:table-cell office:value-type="string" calcext:value-type="string">
            <text:p>wheel rpm</text:p>
          </table:table-cell>
          <table:table-cell table:style-name="Default" office:value-type="string" calcext:value-type="string">
            <text:p>mass (kg)</text:p>
          </table:table-cell>
          <table:table-cell office:value-type="string" calcext:value-type="string">
            <text:p>total force</text:p>
          </table:table-cell>
          <table:table-cell office:value-type="string" calcext:value-type="string">
            <text:p>ang. V</text:p>
          </table:table-cell>
          <table:table-cell office:value-type="string" calcext:value-type="string">
            <text:p>ang. acc.</text:p>
          </table:table-cell>
          <table:table-cell office:value-type="string" calcext:value-type="string">
            <text:p>Wheel torque</text:p>
          </table:table-cell>
          <table:table-cell table:style-name="Default" office:value-type="string" calcext:value-type="string">
            <text:p>gear ratio</text:p>
          </table:table-cell>
          <table:table-cell table:style-name="Default" office:value-type="string" calcext:value-type="string">
            <text:p>motor RPM</text:p>
          </table:table-cell>
          <table:table-cell office:value-type="string" calcext:value-type="string">
            <text:p>motor torque</text:p>
          </table:table-cell>
          <table:table-cell office:value-type="string" calcext:value-type="string">
            <text:p>#motors</text:p>
          </table:table-cell>
          <table:table-cell office:value-type="string" calcext:value-type="string">
            <text:p>torque/motor</text:p>
          </table:table-cell>
          <table:table-cell table:style-name="Default" office:value-type="string" calcext:value-type="string">
            <text:p>efficiency </text:p>
          </table:table-cell>
          <table:table-cell office:value-type="string" calcext:value-type="string">
            <text:p>motor ang v</text:p>
          </table:table-cell>
          <table:table-cell office:value-type="string" calcext:value-type="string">
            <text:p>power out</text:p>
          </table:table-cell>
          <table:table-cell office:value-type="string" calcext:value-type="string">
            <text:p>power in</text:p>
          </table:table-cell>
          <table:table-cell table:style-name="Default" office:value-type="string" calcext:value-type="string">
            <text:p>voltage</text:p>
          </table:table-cell>
          <table:table-cell table:style-name="Default" office:value-type="string" calcext:value-type="string">
            <text:p>amps per mot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formula="of:=(2*[.B2])/[.A2]" office:value-type="float" office:value="0.6" calcext:value-type="float">
            <text:p>0.6</text:p>
          </table:table-cell>
          <table:table-cell table:formula="of:=[.A2]/[.C2]" office:value-type="float" office:value="41.6666666666667" calcext:value-type="float">
            <text:p>41.6666666667</text:p>
          </table:table-cell>
          <table:table-cell office:value-type="float" office:value="0.1524" calcext:value-type="float">
            <text:p>0.1524</text:p>
          </table:table-cell>
          <table:table-cell table:formula="of:=(60*[.A2])/([.E2]*PI())" office:value-type="float" office:value="3132.9713207066" calcext:value-type="float">
            <text:p>3132.9713207066</text:p>
          </table:table-cell>
          <table:table-cell office:value-type="float" office:value="100" calcext:value-type="float">
            <text:p>100</text:p>
          </table:table-cell>
          <table:table-cell table:formula="of:=[.G2]*[.D2]" office:value-type="float" office:value="4166.66666666667" calcext:value-type="float">
            <text:p>4166.6666666667</text:p>
          </table:table-cell>
          <table:table-cell table:formula="of:=[.A2]/([.E2]/2)" office:value-type="float" office:value="328.083989501312" calcext:value-type="float">
            <text:p>328.0839895013</text:p>
          </table:table-cell>
          <table:table-cell table:formula="of:=[.I2]/[.C2]" office:value-type="float" office:value="546.806649168854" calcext:value-type="float">
            <text:p>546.8066491689</text:p>
          </table:table-cell>
          <table:table-cell table:formula="of:=[.G2]*(([.E2]/2)^2)*[.J2]" office:value-type="float" office:value="317.5" calcext:value-type="float">
            <text:p>317.5</text:p>
          </table:table-cell>
          <table:table-cell table:formula="of:=19/9" office:value-type="float" office:value="2.11111111111111" calcext:value-type="float">
            <text:p>2.1111111111</text:p>
          </table:table-cell>
          <table:table-cell table:formula="of:=[.F2]*[.L2]" office:value-type="float" office:value="6614.05056593616" calcext:value-type="float">
            <text:p>6614.0505659362</text:p>
          </table:table-cell>
          <table:table-cell table:formula="of:=[.K2]/[.L2]" office:value-type="float" office:value="150.394736842105" calcext:value-type="float">
            <text:p>150.3947368421</text:p>
          </table:table-cell>
          <table:table-cell office:value-type="float" office:value="4" calcext:value-type="float">
            <text:p>4</text:p>
          </table:table-cell>
          <table:table-cell table:formula="of:=[.N2]/[.O2]" office:value-type="float" office:value="37.5986842105263" calcext:value-type="float">
            <text:p>37.5986842105</text:p>
          </table:table-cell>
          <table:table-cell office:value-type="float" office:value="0.8" calcext:value-type="float">
            <text:p>0.8</text:p>
          </table:table-cell>
          <table:table-cell table:formula="of:=[.M2]*PI()*2/60" office:value-type="float" office:value="692.621755613882" calcext:value-type="float">
            <text:p>692.6217556139</text:p>
          </table:table-cell>
          <table:table-cell table:formula="of:=[.R2]*[.P2]" office:value-type="float" office:value="26041.6666666667" calcext:value-type="float">
            <text:p>26041.6666666667</text:p>
          </table:table-cell>
          <table:table-cell table:formula="of:=[.S2]/[.Q2]" office:value-type="float" office:value="32552.0833333333" calcext:value-type="float">
            <text:p>32552.0833333333</text:p>
          </table:table-cell>
          <table:table-cell office:value-type="float" office:value="24" calcext:value-type="float">
            <text:p>24</text:p>
          </table:table-cell>
          <table:table-cell table:formula="of:=[.T2]/[.U2]" office:value-type="float" office:value="1356.33680555556" calcext:value-type="float">
            <text:p>1356.33680555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formula="of:=(2*[.B3])/[.A3]" office:value-type="float" office:value="0.6" calcext:value-type="float">
            <text:p>0.6</text:p>
          </table:table-cell>
          <table:table-cell table:formula="of:=[.A3]/[.C3]" office:value-type="float" office:value="41.6666666666667" calcext:value-type="float">
            <text:p>41.6666666667</text:p>
          </table:table-cell>
          <table:table-cell office:value-type="float" office:value="0.1524" calcext:value-type="float">
            <text:p>0.1524</text:p>
          </table:table-cell>
          <table:table-cell table:formula="of:=(60*[.A3])/([.E3]*PI())" office:value-type="float" office:value="3132.9713207066" calcext:value-type="float">
            <text:p>3132.9713207066</text:p>
          </table:table-cell>
          <table:table-cell office:value-type="float" office:value="54.5" calcext:value-type="float">
            <text:p>54.5</text:p>
          </table:table-cell>
          <table:table-cell table:formula="of:=[.G3]*[.D3]" office:value-type="float" office:value="2270.83333333333" calcext:value-type="float">
            <text:p>2270.8333333333</text:p>
          </table:table-cell>
          <table:table-cell table:formula="of:=[.A3]/([.E3]/2)" office:value-type="float" office:value="328.083989501312" calcext:value-type="float">
            <text:p>328.0839895013</text:p>
          </table:table-cell>
          <table:table-cell table:formula="of:=[.I3]/[.C3]" office:value-type="float" office:value="546.806649168854" calcext:value-type="float">
            <text:p>546.8066491689</text:p>
          </table:table-cell>
          <table:table-cell table:formula="of:=[.G3]*(([.E3]/2)^2)*[.J3]" office:value-type="float" office:value="173.0375" calcext:value-type="float">
            <text:p>173.0375</text:p>
          </table:table-cell>
          <table:table-cell table:formula="of:=19/9" office:value-type="float" office:value="2.11111111111111" calcext:value-type="float">
            <text:p>2.1111111111</text:p>
          </table:table-cell>
          <table:table-cell table:formula="of:=[.F3]*[.L3]" office:value-type="float" office:value="6614.05056593616" calcext:value-type="float">
            <text:p>6614.0505659362</text:p>
          </table:table-cell>
          <table:table-cell table:formula="of:=[.K3]/[.L3]" office:value-type="float" office:value="81.9651315789474" calcext:value-type="float">
            <text:p>81.9651315789</text:p>
          </table:table-cell>
          <table:table-cell office:value-type="float" office:value="4" calcext:value-type="float">
            <text:p>4</text:p>
          </table:table-cell>
          <table:table-cell table:formula="of:=[.N3]/[.O3]" office:value-type="float" office:value="20.4912828947368" calcext:value-type="float">
            <text:p>20.4912828947</text:p>
          </table:table-cell>
          <table:table-cell office:value-type="float" office:value="0.8" calcext:value-type="float">
            <text:p>0.8</text:p>
          </table:table-cell>
          <table:table-cell table:formula="of:=[.M3]*PI()*2/60" office:value-type="float" office:value="692.621755613882" calcext:value-type="float">
            <text:p>692.6217556139</text:p>
          </table:table-cell>
          <table:table-cell table:formula="of:=[.R3]*[.P3]" office:value-type="float" office:value="14192.7083333333" calcext:value-type="float">
            <text:p>14192.7083333333</text:p>
          </table:table-cell>
          <table:table-cell table:formula="of:=[.S3]/[.Q3]" office:value-type="float" office:value="17740.8854166667" calcext:value-type="float">
            <text:p>17740.8854166667</text:p>
          </table:table-cell>
          <table:table-cell office:value-type="float" office:value="24" calcext:value-type="float">
            <text:p>24</text:p>
          </table:table-cell>
          <table:table-cell table:formula="of:=[.T3]/[.U3]" office:value-type="float" office:value="739.203559027778" calcext:value-type="float">
            <text:p>739.20355902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table:formula="of:=(2*[.B4])/[.A4]" office:value-type="float" office:value="0.75" calcext:value-type="float">
            <text:p>0.75</text:p>
          </table:table-cell>
          <table:table-cell table:formula="of:=[.A4]/[.C4]" office:value-type="float" office:value="26.6666666666667" calcext:value-type="float">
            <text:p>26.6666666667</text:p>
          </table:table-cell>
          <table:table-cell office:value-type="float" office:value="0.1524" calcext:value-type="float">
            <text:p>0.1524</text:p>
          </table:table-cell>
          <table:table-cell table:formula="of:=(60*[.A4])/([.E4]*PI())" office:value-type="float" office:value="2506.37705656528" calcext:value-type="float">
            <text:p>2506.3770565653</text:p>
          </table:table-cell>
          <table:table-cell office:value-type="float" office:value="100" calcext:value-type="float">
            <text:p>100</text:p>
          </table:table-cell>
          <table:table-cell table:formula="of:=[.G4]*[.D4]" office:value-type="float" office:value="2666.66666666667" calcext:value-type="float">
            <text:p>2666.6666666667</text:p>
          </table:table-cell>
          <table:table-cell table:formula="of:=[.A4]/([.E4]/2)" office:value-type="float" office:value="262.46719160105" calcext:value-type="float">
            <text:p>262.4671916011</text:p>
          </table:table-cell>
          <table:table-cell table:formula="of:=[.I4]/[.C4]" office:value-type="float" office:value="349.956255468066" calcext:value-type="float">
            <text:p>349.9562554681</text:p>
          </table:table-cell>
          <table:table-cell table:formula="of:=[.G4]*(([.E4]/2)^2)*[.J4]" office:value-type="float" office:value="203.2" calcext:value-type="float">
            <text:p>203.2</text:p>
          </table:table-cell>
          <table:table-cell table:formula="of:=19/9" office:value-type="float" office:value="2.11111111111111" calcext:value-type="float">
            <text:p>2.1111111111</text:p>
          </table:table-cell>
          <table:table-cell table:formula="of:=[.F4]*[.L4]" office:value-type="float" office:value="5291.24045274893" calcext:value-type="float">
            <text:p>5291.2404527489</text:p>
          </table:table-cell>
          <table:table-cell table:formula="of:=[.K4]/[.L4]" office:value-type="float" office:value="96.2526315789474" calcext:value-type="float">
            <text:p>96.2526315789</text:p>
          </table:table-cell>
          <table:table-cell office:value-type="float" office:value="4" calcext:value-type="float">
            <text:p>4</text:p>
          </table:table-cell>
          <table:table-cell table:formula="of:=[.N4]/[.O4]" office:value-type="float" office:value="24.0631578947368" calcext:value-type="float">
            <text:p>24.0631578947</text:p>
          </table:table-cell>
          <table:table-cell office:value-type="float" office:value="0.8" calcext:value-type="float">
            <text:p>0.8</text:p>
          </table:table-cell>
          <table:table-cell table:formula="of:=[.M4]*PI()*2/60" office:value-type="float" office:value="554.097404491105" calcext:value-type="float">
            <text:p>554.0974044911</text:p>
          </table:table-cell>
          <table:table-cell table:formula="of:=[.R4]*[.P4]" office:value-type="float" office:value="13333.3333333333" calcext:value-type="float">
            <text:p>13333.3333333333</text:p>
          </table:table-cell>
          <table:table-cell table:formula="of:=[.S4]/[.Q4]" office:value-type="float" office:value="16666.6666666667" calcext:value-type="float">
            <text:p>16666.6666666667</text:p>
          </table:table-cell>
          <table:table-cell office:value-type="float" office:value="24" calcext:value-type="float">
            <text:p>24</text:p>
          </table:table-cell>
          <table:table-cell table:formula="of:=[.T4]/[.U4]" office:value-type="float" office:value="694.444444444444" calcext:value-type="float">
            <text:p>694.44444444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table:formula="of:=(2*[.B5])/[.A5]" office:value-type="float" office:value="0.75" calcext:value-type="float">
            <text:p>0.75</text:p>
          </table:table-cell>
          <table:table-cell table:formula="of:=[.A5]/[.C5]" office:value-type="float" office:value="26.6666666666667" calcext:value-type="float">
            <text:p>26.6666666667</text:p>
          </table:table-cell>
          <table:table-cell office:value-type="float" office:value="0.1524" calcext:value-type="float">
            <text:p>0.1524</text:p>
          </table:table-cell>
          <table:table-cell table:formula="of:=(60*[.A5])/([.E5]*PI())" office:value-type="float" office:value="2506.37705656528" calcext:value-type="float">
            <text:p>2506.3770565653</text:p>
          </table:table-cell>
          <table:table-cell office:value-type="float" office:value="54.5" calcext:value-type="float">
            <text:p>54.5</text:p>
          </table:table-cell>
          <table:table-cell table:formula="of:=[.G5]*[.D5]" office:value-type="float" office:value="1453.33333333333" calcext:value-type="float">
            <text:p>1453.3333333333</text:p>
          </table:table-cell>
          <table:table-cell table:formula="of:=[.A5]/([.E5]/2)" office:value-type="float" office:value="262.46719160105" calcext:value-type="float">
            <text:p>262.4671916011</text:p>
          </table:table-cell>
          <table:table-cell table:formula="of:=[.I5]/[.C5]" office:value-type="float" office:value="349.956255468066" calcext:value-type="float">
            <text:p>349.9562554681</text:p>
          </table:table-cell>
          <table:table-cell table:formula="of:=[.G5]*(([.E5]/2)^2)*[.J5]" office:value-type="float" office:value="110.744" calcext:value-type="float">
            <text:p>110.744</text:p>
          </table:table-cell>
          <table:table-cell table:formula="of:=19/9" office:value-type="float" office:value="2.11111111111111" calcext:value-type="float">
            <text:p>2.1111111111</text:p>
          </table:table-cell>
          <table:table-cell table:formula="of:=[.F5]*[.L5]" office:value-type="float" office:value="5291.24045274893" calcext:value-type="float">
            <text:p>5291.2404527489</text:p>
          </table:table-cell>
          <table:table-cell table:formula="of:=[.K5]/[.L5]" office:value-type="float" office:value="52.4576842105263" calcext:value-type="float">
            <text:p>52.4576842105</text:p>
          </table:table-cell>
          <table:table-cell office:value-type="float" office:value="4" calcext:value-type="float">
            <text:p>4</text:p>
          </table:table-cell>
          <table:table-cell table:formula="of:=[.N5]/[.O5]" office:value-type="float" office:value="13.1144210526316" calcext:value-type="float">
            <text:p>13.1144210526</text:p>
          </table:table-cell>
          <table:table-cell office:value-type="float" office:value="0.8" calcext:value-type="float">
            <text:p>0.8</text:p>
          </table:table-cell>
          <table:table-cell table:formula="of:=[.M5]*PI()*2/60" office:value-type="float" office:value="554.097404491105" calcext:value-type="float">
            <text:p>554.0974044911</text:p>
          </table:table-cell>
          <table:table-cell table:formula="of:=[.R5]*[.P5]" office:value-type="float" office:value="7266.66666666667" calcext:value-type="float">
            <text:p>7266.6666666667</text:p>
          </table:table-cell>
          <table:table-cell table:formula="of:=[.S5]/[.Q5]" office:value-type="float" office:value="9083.33333333333" calcext:value-type="float">
            <text:p>9083.3333333333</text:p>
          </table:table-cell>
          <table:table-cell office:value-type="float" office:value="24" calcext:value-type="float">
            <text:p>24</text:p>
          </table:table-cell>
          <table:table-cell table:formula="of:=[.T5]/[.U5]" office:value-type="float" office:value="378.472222222222" calcext:value-type="float">
            <text:p>378.47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table:formula="of:=(2*[.B6])/[.A6]" office:value-type="float" office:value="1.66666666666667" calcext:value-type="float">
            <text:p>1.6666666667</text:p>
          </table:table-cell>
          <table:table-cell table:formula="of:=[.A6]/[.C6]"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table:formula="of:=(60*[.A6])/([.E6]*PI())" office:value-type="float" office:value="1127.86967545438" calcext:value-type="float">
            <text:p>1127.8696754544</text:p>
          </table:table-cell>
          <table:table-cell office:value-type="float" office:value="100" calcext:value-type="float">
            <text:p>100</text:p>
          </table:table-cell>
          <table:table-cell table:formula="of:=[.G6]*[.D6]" office:value-type="float" office:value="540" calcext:value-type="float">
            <text:p>540</text:p>
          </table:table-cell>
          <table:table-cell table:formula="of:=[.A6]/([.E6]/2)" office:value-type="float" office:value="118.110236220472" calcext:value-type="float">
            <text:p>118.1102362205</text:p>
          </table:table-cell>
          <table:table-cell table:formula="of:=[.I6]/[.C6]" office:value-type="float" office:value="70.8661417322835" calcext:value-type="float">
            <text:p>70.8661417323</text:p>
          </table:table-cell>
          <table:table-cell table:formula="of:=[.G6]*(([.E6]/2)^2)*[.J6]" office:value-type="float" office:value="41.148" calcext:value-type="float">
            <text:p>41.148</text:p>
          </table:table-cell>
          <table:table-cell table:formula="of:=(19/9)*2" office:value-type="float" office:value="4.22222222222222" calcext:value-type="float">
            <text:p>4.2222222222</text:p>
          </table:table-cell>
          <table:table-cell table:formula="of:=[.F6]*[.L6]" office:value-type="float" office:value="4762.11640747403" calcext:value-type="float">
            <text:p>4762.116407474</text:p>
          </table:table-cell>
          <table:table-cell table:formula="of:=[.K6]/[.L6]" office:value-type="float" office:value="9.74557894736842" calcext:value-type="float">
            <text:p>9.7455789474</text:p>
          </table:table-cell>
          <table:table-cell office:value-type="float" office:value="4" calcext:value-type="float">
            <text:p>4</text:p>
          </table:table-cell>
          <table:table-cell table:formula="of:=[.N6]/[.O6]" office:value-type="float" office:value="2.4363947368421" calcext:value-type="float">
            <text:p>2.4363947368</text:p>
          </table:table-cell>
          <table:table-cell office:value-type="float" office:value="0.8" calcext:value-type="float">
            <text:p>0.8</text:p>
          </table:table-cell>
          <table:table-cell table:formula="of:=[.M6]*PI()*2/60" office:value-type="float" office:value="498.687664041995" calcext:value-type="float">
            <text:p>498.687664042</text:p>
          </table:table-cell>
          <table:table-cell table:formula="of:=[.R6]*[.P6]" office:value-type="float" office:value="1215" calcext:value-type="float">
            <text:p>1215</text:p>
          </table:table-cell>
          <table:table-cell table:formula="of:=[.S6]/[.Q6]" office:value-type="float" office:value="1518.75" calcext:value-type="float">
            <text:p>1518.75</text:p>
          </table:table-cell>
          <table:table-cell office:value-type="float" office:value="24" calcext:value-type="float">
            <text:p>24</text:p>
          </table:table-cell>
          <table:table-cell table:formula="of:=[.T6]/[.U6]" office:value-type="float" office:value="63.28125" calcext:value-type="float">
            <text:p>63.28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table:formula="of:=(2*[.B7])/[.A7]" office:value-type="float" office:value="1.66666666666667" calcext:value-type="float">
            <text:p>1.6666666667</text:p>
          </table:table-cell>
          <table:table-cell table:formula="of:=[.A7]/[.C7]"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table:formula="of:=(60*[.A7])/([.E7]*PI())" office:value-type="float" office:value="1127.86967545438" calcext:value-type="float">
            <text:p>1127.8696754544</text:p>
          </table:table-cell>
          <table:table-cell office:value-type="float" office:value="54.5" calcext:value-type="float">
            <text:p>54.5</text:p>
          </table:table-cell>
          <table:table-cell table:formula="of:=[.G7]*[.D7]" office:value-type="float" office:value="294.3" calcext:value-type="float">
            <text:p>294.3</text:p>
          </table:table-cell>
          <table:table-cell table:formula="of:=[.A7]/([.E7]/2)" office:value-type="float" office:value="118.110236220472" calcext:value-type="float">
            <text:p>118.1102362205</text:p>
          </table:table-cell>
          <table:table-cell table:formula="of:=[.I7]/[.C7]" office:value-type="float" office:value="70.8661417322835" calcext:value-type="float">
            <text:p>70.8661417323</text:p>
          </table:table-cell>
          <table:table-cell table:formula="of:=[.G7]*(([.E7]/2)^2)*[.J7]" office:value-type="float" office:value="22.42566" calcext:value-type="float">
            <text:p>22.42566</text:p>
          </table:table-cell>
          <table:table-cell table:formula="of:=(19/9)*2" office:value-type="float" office:value="4.22222222222222" calcext:value-type="float">
            <text:p>4.2222222222</text:p>
          </table:table-cell>
          <table:table-cell table:formula="of:=[.F7]*[.L7]" office:value-type="float" office:value="4762.11640747403" calcext:value-type="float">
            <text:p>4762.116407474</text:p>
          </table:table-cell>
          <table:table-cell table:formula="of:=[.K7]/[.L7]" office:value-type="float" office:value="5.31134052631579" calcext:value-type="float">
            <text:p>5.3113405263</text:p>
          </table:table-cell>
          <table:table-cell office:value-type="float" office:value="4" calcext:value-type="float">
            <text:p>4</text:p>
          </table:table-cell>
          <table:table-cell table:formula="of:=[.N7]/[.O7]" office:value-type="float" office:value="1.32783513157895" calcext:value-type="float">
            <text:p>1.3278351316</text:p>
          </table:table-cell>
          <table:table-cell office:value-type="float" office:value="0.8" calcext:value-type="float">
            <text:p>0.8</text:p>
          </table:table-cell>
          <table:table-cell table:formula="of:=[.M7]*PI()*2/60" office:value-type="float" office:value="498.687664041995" calcext:value-type="float">
            <text:p>498.687664042</text:p>
          </table:table-cell>
          <table:table-cell table:formula="of:=[.R7]*[.P7]" office:value-type="float" office:value="662.175" calcext:value-type="float">
            <text:p>662.175</text:p>
          </table:table-cell>
          <table:table-cell table:formula="of:=[.S7]/[.Q7]" office:value-type="float" office:value="827.71875" calcext:value-type="float">
            <text:p>827.71875</text:p>
          </table:table-cell>
          <table:table-cell office:value-type="float" office:value="24" calcext:value-type="float">
            <text:p>24</text:p>
          </table:table-cell>
          <table:table-cell table:formula="of:=[.T7]/[.U7]" office:value-type="float" office:value="34.48828125" calcext:value-type="float">
            <text:p>34.48828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table:formula="of:=(2*[.B8])/[.A8]" office:value-type="float" office:value="1.66666666666667" calcext:value-type="float">
            <text:p>1.6666666667</text:p>
          </table:table-cell>
          <table:table-cell table:formula="of:=[.A8]/[.C8]"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table:formula="of:=(60*[.A8])/([.E8]*PI())" office:value-type="float" office:value="1127.86967545438" calcext:value-type="float">
            <text:p>1127.8696754544</text:p>
          </table:table-cell>
          <table:table-cell office:value-type="float" office:value="100" calcext:value-type="float">
            <text:p>100</text:p>
          </table:table-cell>
          <table:table-cell table:formula="of:=[.G8]*[.D8]" office:value-type="float" office:value="540" calcext:value-type="float">
            <text:p>540</text:p>
          </table:table-cell>
          <table:table-cell table:formula="of:=[.A8]/([.E8]/2)" office:value-type="float" office:value="118.110236220472" calcext:value-type="float">
            <text:p>118.1102362205</text:p>
          </table:table-cell>
          <table:table-cell table:formula="of:=[.I8]/[.C8]" office:value-type="float" office:value="70.8661417322835" calcext:value-type="float">
            <text:p>70.8661417323</text:p>
          </table:table-cell>
          <table:table-cell table:formula="of:=[.G8]*(([.E8]/2)^2)*[.J8]" office:value-type="float" office:value="41.148" calcext:value-type="float">
            <text:p>41.148</text:p>
          </table:table-cell>
          <table:table-cell table:formula="of:=(19/9)^2" office:value-type="float" office:value="4.45679012345679" calcext:value-type="float">
            <text:p>4.4567901235</text:p>
          </table:table-cell>
          <table:table-cell table:formula="of:=[.F8]*[.L8]" office:value-type="float" office:value="5026.67843011148" calcext:value-type="float">
            <text:p>5026.6784301115</text:p>
          </table:table-cell>
          <table:table-cell table:formula="of:=[.K8]/[.L8]" office:value-type="float" office:value="9.23265373961219" calcext:value-type="float">
            <text:p>9.2326537396</text:p>
          </table:table-cell>
          <table:table-cell office:value-type="float" office:value="4" calcext:value-type="float">
            <text:p>4</text:p>
          </table:table-cell>
          <table:table-cell table:formula="of:=[.N8]/[.O8]" office:value-type="float" office:value="2.30816343490305" calcext:value-type="float">
            <text:p>2.3081634349</text:p>
          </table:table-cell>
          <table:table-cell office:value-type="float" office:value="0.8" calcext:value-type="float">
            <text:p>0.8</text:p>
          </table:table-cell>
          <table:table-cell table:formula="of:=[.M8]*PI()*2/60" office:value-type="float" office:value="526.39253426655" calcext:value-type="float">
            <text:p>526.3925342666</text:p>
          </table:table-cell>
          <table:table-cell table:formula="of:=[.R8]*[.P8]" office:value-type="float" office:value="1215" calcext:value-type="float">
            <text:p>1215</text:p>
          </table:table-cell>
          <table:table-cell table:formula="of:=[.S8]/[.Q8]" office:value-type="float" office:value="1518.75" calcext:value-type="float">
            <text:p>1518.75</text:p>
          </table:table-cell>
          <table:table-cell office:value-type="float" office:value="24" calcext:value-type="float">
            <text:p>24</text:p>
          </table:table-cell>
          <table:table-cell table:formula="of:=[.T8]/[.U8]" office:value-type="float" office:value="63.28125" calcext:value-type="float">
            <text:p>63.28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table:formula="of:=(2*[.B9])/[.A9]" office:value-type="float" office:value="1.66666666666667" calcext:value-type="float">
            <text:p>1.6666666667</text:p>
          </table:table-cell>
          <table:table-cell table:formula="of:=[.A9]/[.C9]"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table:formula="of:=(60*[.A9])/([.E9]*PI())" office:value-type="float" office:value="1127.86967545438" calcext:value-type="float">
            <text:p>1127.8696754544</text:p>
          </table:table-cell>
          <table:table-cell office:value-type="float" office:value="54.5" calcext:value-type="float">
            <text:p>54.5</text:p>
          </table:table-cell>
          <table:table-cell table:formula="of:=[.G9]*[.D9]" office:value-type="float" office:value="294.3" calcext:value-type="float">
            <text:p>294.3</text:p>
          </table:table-cell>
          <table:table-cell table:formula="of:=[.A9]/([.E9]/2)" office:value-type="float" office:value="118.110236220472" calcext:value-type="float">
            <text:p>118.1102362205</text:p>
          </table:table-cell>
          <table:table-cell table:formula="of:=[.I9]/[.C9]" office:value-type="float" office:value="70.8661417322835" calcext:value-type="float">
            <text:p>70.8661417323</text:p>
          </table:table-cell>
          <table:table-cell table:formula="of:=[.G9]*(([.E9]/2)^2)*[.J9]" office:value-type="float" office:value="22.42566" calcext:value-type="float">
            <text:p>22.42566</text:p>
          </table:table-cell>
          <table:table-cell table:formula="of:=(19/9)^2" office:value-type="float" office:value="4.45679012345679" calcext:value-type="float">
            <text:p>4.4567901235</text:p>
          </table:table-cell>
          <table:table-cell table:formula="of:=[.F9]*[.L9]" office:value-type="float" office:value="5026.67843011148" calcext:value-type="float">
            <text:p>5026.6784301115</text:p>
          </table:table-cell>
          <table:table-cell table:formula="of:=[.K9]/[.L9]" office:value-type="float" office:value="5.03179628808864" calcext:value-type="float">
            <text:p>5.0317962881</text:p>
          </table:table-cell>
          <table:table-cell office:value-type="float" office:value="4" calcext:value-type="float">
            <text:p>4</text:p>
          </table:table-cell>
          <table:table-cell table:formula="of:=[.N9]/[.O9]" office:value-type="float" office:value="1.25794907202216" calcext:value-type="float">
            <text:p>1.257949072</text:p>
          </table:table-cell>
          <table:table-cell office:value-type="float" office:value="0.8" calcext:value-type="float">
            <text:p>0.8</text:p>
          </table:table-cell>
          <table:table-cell table:formula="of:=[.M9]*PI()*2/60" office:value-type="float" office:value="526.39253426655" calcext:value-type="float">
            <text:p>526.3925342666</text:p>
          </table:table-cell>
          <table:table-cell table:formula="of:=[.R9]*[.P9]" office:value-type="float" office:value="662.175" calcext:value-type="float">
            <text:p>662.175</text:p>
          </table:table-cell>
          <table:table-cell table:formula="of:=[.S9]/[.Q9]" office:value-type="float" office:value="827.71875" calcext:value-type="float">
            <text:p>827.71875</text:p>
          </table:table-cell>
          <table:table-cell office:value-type="float" office:value="24" calcext:value-type="float">
            <text:p>24</text:p>
          </table:table-cell>
          <table:table-cell table:formula="of:=[.T9]/[.U9]" office:value-type="float" office:value="34.48828125" calcext:value-type="float">
            <text:p>34.4882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6:33:47.991750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4:59:38.727526491</meta:creation-date>
    <dc:date>2016-11-27T17:25:21.859429271</dc:date>
    <meta:editing-duration>PT52M23S</meta:editing-duration>
    <meta:editing-cycles>4</meta:editing-cycles>
    <meta:generator>LibreOffice/5.1.4.2$Linux_X86_64 LibreOffice_project/10m0$Build-2</meta:generator>
    <meta:document-statistic meta:table-count="1" meta:cell-count="198" meta:object-count="0"/>
  </office:meta>
</office:document-meta>
</file>